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7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38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date" office:date-value="2011-06-24">
            <text:p>Friday, June 24, 2011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table:number-columns-spanned="2" table:number-rows-spanned="1">
            <text:p>Named Ranges:</text:p>
          </table:table-cell>
          <table:covered-table-cell/>
          <table:table-cell table:number-columns-repeated="10"/>
        </table:table-row>
        <table:table-row table:style-name="ro1">
          <table:table-cell table:style-name="ce2" office:value-type="string" table:number-columns-spanned="2" table:number-rows-spanned="1">
            <text:p>first</text:p>
          </table:table-cell>
          <table:covered-table-cell table:style-name="ce4"/>
          <table:table-cell office:value-type="string">
            <text:p>A1:C4</text:p>
          </table:table-cell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cola</text:p>
          </table:table-cell>
          <table:covered-table-cell table:style-name="ce4"/>
          <table:table-cell office:value-type="string">
            <text:p>A1:A4</text:p>
          </table:table-cell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colb</text:p>
          </table:table-cell>
          <table:covered-table-cell table:style-name="ce4"/>
          <table:table-cell office:value-type="string">
            <text:p>B1:B4</text:p>
          </table:table-cell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colc</text:p>
          </table:table-cell>
          <table:covered-table-cell table:style-name="ce4"/>
          <table:table-cell office:value-type="string">
            <text:p>C1:C4</text:p>
          </table:table-cell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myranges</text:p>
          </table:table-cell>
          <table:covered-table-cell table:style-name="ce4"/>
          <table:table-cell office:value-type="string">
            <text:p>A8:C12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1"/>
          <table:table-cell table:style-name="ce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irst" table:base-cell-address="$Sheet1.$A$1" table:cell-range-address="$Sheet1.$A$1:.$C$4"/>
        <table:named-range table:name="cola" table:base-cell-address="$Sheet1.$A$1" table:cell-range-address="$Sheet1.$A$1:.$A$4"/>
        <table:named-range table:name="colb" table:base-cell-address="$Sheet1.$B$1" table:cell-range-address="$Sheet1.$B$1:.$B$4"/>
        <table:named-range table:name="colc" table:base-cell-address="$Sheet1.$C$1" table:cell-range-address="$Sheet1.$C$1:.$C$4"/>
        <table:named-range table:name="myranges" table:base-cell-address="$Sheet1.$A$8" table:cell-range-address="$Sheet1.$A$8: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11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3T08:11:19.95</meta:creation-date>
    <dc:date>2011-06-24T11:31:48</dc:date>
    <dc:creator>Brian Kulyk</dc:creator>
    <meta:editing-duration>PT2H48M22S</meta:editing-duration>
    <meta:editing-cycles>4</meta:editing-cycles>
    <meta:generator>LibreOffice/3.3$Win32 LibreOffice_project/330m19$Build-6</meta:generator>
    <meta:document-statistic meta:table-count="3" meta:cell-count="23" meta:object-count="0"/>
  </office:meta>
</office:document-meta>
</file>